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2.023cm"/>
    </style:style>
    <style:style style:name="co3" style:family="table-column">
      <style:table-column-properties fo:break-before="auto" style:column-width="3.572cm"/>
    </style:style>
    <style:style style:name="co4" style:family="table-column">
      <style:table-column-properties fo:break-before="auto" style:column-width="2.963cm"/>
    </style:style>
    <style:style style:name="co5" style:family="table-column">
      <style:table-column-properties fo:break-before="auto" style:column-width="11.312cm"/>
    </style:style>
    <style:style style:name="co6" style:family="table-column">
      <style:table-column-properties fo:break-before="auto" style:column-width="10.317cm"/>
    </style:style>
    <style:style style:name="co7" style:family="table-column">
      <style:table-column-properties fo:break-before="auto" style:column-width="18.168cm"/>
    </style:style>
    <style:style style:name="co8" style:family="table-column">
      <style:table-column-properties fo:break-before="auto" style:column-width="16.923cm"/>
    </style:style>
    <style:style style:name="co9" style:family="table-column">
      <style:table-column-properties fo:break-before="auto" style:column-width="23.199cm"/>
    </style:style>
    <style:style style:name="co10" style:family="table-column">
      <style:table-column-properties fo:break-before="auto" style:column-width="17.974cm"/>
    </style:style>
    <style:style style:name="co11" style:family="table-column">
      <style:table-column-properties fo:break-before="auto" style:column-width="17.477cm"/>
    </style:style>
    <style:style style:name="co12" style:family="table-column">
      <style:table-column-properties fo:break-before="auto" style:column-width="18.085cm"/>
    </style:style>
    <style:style style:name="co13" style:family="table-column">
      <style:table-column-properties fo:break-before="auto" style:column-width="17.145cm"/>
    </style:style>
    <style:style style:name="co14" style:family="table-column">
      <style:table-column-properties fo:break-before="auto" style:column-width="16.508cm"/>
    </style:style>
    <style:style style:name="co15" style:family="table-column">
      <style:table-column-properties fo:break-before="auto" style:column-width="16.702cm"/>
    </style:style>
    <style:style style:name="co16" style:family="table-column">
      <style:table-column-properties fo:break-before="auto" style:column-width="18.277cm"/>
    </style:style>
    <style:style style:name="co17" style:family="table-column">
      <style:table-column-properties fo:break-before="auto" style:column-width="13.384cm"/>
    </style:style>
    <style:style style:name="co18" style:family="table-column">
      <style:table-column-properties fo:break-before="auto" style:column-width="13.993cm"/>
    </style:style>
    <style:style style:name="co19" style:family="table-column">
      <style:table-column-properties fo:break-before="auto" style:column-width="22.895cm"/>
    </style:style>
    <style:style style:name="co20" style:family="table-column">
      <style:table-column-properties fo:break-before="auto" style:column-width="24.857cm"/>
    </style:style>
    <style:style style:name="co21" style:family="table-column">
      <style:table-column-properties fo:break-before="auto" style:column-width="23.999cm"/>
    </style:style>
    <style:style style:name="co22" style:family="table-column">
      <style:table-column-properties fo:break-before="auto" style:column-width="25.963cm"/>
    </style:style>
    <style:style style:name="co23" style:family="table-column">
      <style:table-column-properties fo:break-before="auto" style:column-width="25.437cm"/>
    </style:style>
    <style:style style:name="co24" style:family="table-column">
      <style:table-column-properties fo:break-before="auto" style:column-width="27.123cm"/>
    </style:style>
    <style:style style:name="co25" style:family="table-column">
      <style:table-column-properties fo:break-before="auto" style:column-width="24.996cm"/>
    </style:style>
    <style:style style:name="co26" style:family="table-column">
      <style:table-column-properties fo:break-before="auto" style:column-width="47.609cm"/>
    </style:style>
    <style:style style:name="co27" style:family="table-column">
      <style:table-column-properties fo:break-before="auto" style:column-width="15.625cm"/>
    </style:style>
    <style:style style:name="co28" style:family="table-column">
      <style:table-column-properties fo:break-before="auto" style:column-width="13.192cm"/>
    </style:style>
    <style:style style:name="co29" style:family="table-column">
      <style:table-column-properties fo:break-before="auto" style:column-width="12.638cm"/>
    </style:style>
    <style:style style:name="co30" style:family="table-column">
      <style:table-column-properties fo:break-before="auto" style:column-width="13.578cm"/>
    </style:style>
    <style:style style:name="co31" style:family="table-column">
      <style:table-column-properties fo:break-before="auto" style:column-width="12.693cm"/>
    </style:style>
    <style:style style:name="co32" style:family="table-column">
      <style:table-column-properties fo:break-before="auto" style:column-width="13.081cm"/>
    </style:style>
    <style:style style:name="co33" style:family="table-column">
      <style:table-column-properties fo:break-before="auto" style:column-width="12.776cm"/>
    </style:style>
    <style:style style:name="co34" style:family="table-column">
      <style:table-column-properties fo:break-before="auto" style:column-width="12.832cm"/>
    </style:style>
    <style:style style:name="co35" style:family="table-column">
      <style:table-column-properties fo:break-before="auto" style:column-width="15.817cm"/>
    </style:style>
    <style:style style:name="co36" style:family="table-column">
      <style:table-column-properties fo:break-before="auto" style:column-width="18.914cm"/>
    </style:style>
    <style:style style:name="co37" style:family="table-column">
      <style:table-column-properties fo:break-before="auto" style:column-width="27.289cm"/>
    </style:style>
    <style:style style:name="co38" style:family="table-column">
      <style:table-column-properties fo:break-before="auto" style:column-width="22.673cm"/>
    </style:style>
    <style:style style:name="co39" style:family="table-column">
      <style:table-column-properties fo:break-before="auto" style:column-width="24.747cm"/>
    </style:style>
    <style:style style:name="co40" style:family="table-column">
      <style:table-column-properties fo:break-before="auto" style:column-width="23.641cm"/>
    </style:style>
    <style:style style:name="co41" style:family="table-column">
      <style:table-column-properties fo:break-before="auto" style:column-width="23.447cm"/>
    </style:style>
    <style:style style:name="co42" style:family="table-column">
      <style:table-column-properties fo:break-before="auto" style:column-width="26.323cm"/>
    </style:style>
    <style:style style:name="co43" style:family="table-column">
      <style:table-column-properties fo:break-before="auto" style:column-width="48.99cm"/>
    </style:style>
    <style:style style:name="co44" style:family="table-column">
      <style:table-column-properties fo:break-before="auto" style:column-width="11.146cm"/>
    </style:style>
    <style:style style:name="co45" style:family="table-column">
      <style:table-column-properties fo:break-before="auto" style:column-width="7.414cm"/>
    </style:style>
    <style:style style:name="co46"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0"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Web-based Application Development]</text:p>
          </table:table-cell>
          <table:table-cell office:value-type="string">
            <text:p>What is your experience working with the following tools and techniques? [Database-driven Applications]</text:p>
          </table:table-cell>
          <table:table-cell office:value-type="string">
            <text:p>What is your experience working with the following tools and techniques? [Database Management Systems (e.g. MySQL, MS Access, Oracle)]</text:p>
          </table:table-cell>
          <table:table-cell office:value-type="string">
            <text:p>What is your experience working with the following tools and techniques? [Extensible Markup Language (XML)]</text:p>
          </table:table-cell>
          <table:table-cell office:value-type="string">
            <text:p>How often do you use the following storage solutions when building data-centric applications? [Cloud-based]</text:p>
          </table:table-cell>
          <table:table-cell office:value-type="string">
            <text:p>How often do you use the following storage solutions when building data-centric applications? [Database-based]</text:p>
          </table:table-cell>
          <table:table-cell office:value-type="string">
            <text:p>How often do you use the following storage solutions when building data-centric applications? [File-based]</text:p>
          </table:table-cell>
          <table:table-cell office:value-type="string">
            <text:p>Please order the following storage solutions by preference, starting with the most prefered [Ranking 1]</text:p>
          </table:table-cell>
          <table:table-cell office:value-type="string">
            <text:p>Please order the following storage solutions by preference, starting with the most prefered [Ranking 2]</text:p>
          </table:table-cell>
          <table:table-cell office:value-type="string">
            <text:p>Please order the following storage solutions by preference, starting with the most prefered [Ranking 3]</text:p>
          </table:table-cell>
          <table:table-cell office:value-type="string">
            <text:p>What aspects of your most prefered solution above do you find particularly valuable?</text:p>
          </table:table-cell>
          <table:table-cell office:value-type="string">
            <text:p>How would you rate your knowledge of the following┬áconcepts? [Metadata Standards (e.g. Dublin Core, METS)]</text:p>
          </table:table-cell>
          <table:table-cell office:value-type="string">
            <text:p>How would you rate your knowledge of the following┬áconcepts? [Digital Libraries]</text:p>
          </table:table-cell>
          <table:table-cell office:value-type="string">
            <text:p>How would you rate your knowledge of the following┬áconcepts? [Digital 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3"/>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3"/>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3"/>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3"/>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3"/>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string">
            <text:p>Novice</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2"/>
          <table:table-cell office:value-type="string">
            <text:p>Novice</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string">
            <text:p>Novice</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table-cell table:number-columns-repeated="2" office:value-type="string">
            <text:p>Novice</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3" office:value-type="string">
            <text:p>Novice</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3"/>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table-cell table:number-columns-repeated="2" office:value-type="string">
            <text:p>Novic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string">
            <text:p>Novic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table:number-columns-repeated="3"/>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string">
            <text:p>Novic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3" office:value-type="string">
            <text:p>Novice</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0" meta:object-count="0"/>
    <meta:generator>LibreOffice/3.5$Linux_x86 LibreOffice_project/350m1$Build-2</meta:generator>
  </office:meta>
</office:document-meta>
</file>